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089cm" svg:height="1.778cm" svg:x="10.411cm" svg:y="4.429cm">
          <text:p text:style-name="P1">Virtual Sca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493cm" svg:y1="5.191cm" svg:x2="10.284cm" svg:y2="5.191cm">
          <text:p/>
        </draw:line>
        <draw:line draw:style-name="gr2" draw:text-style-name="P1" draw:layer="layout" svg:x1="16.627cm" svg:y1="5.318cm" svg:x2="18.53cm" svg:y2="5.318cm">
          <text:p/>
        </draw:line>
        <draw:frame draw:style-name="gr3" draw:layer="layout" svg:width="3.683cm" svg:height="0.962cm" svg:x="3.794cm" svg:y="4.534cm">
          <draw:text-box>
            <text:p>Cad model</text:p>
          </draw:text-box>
        </draw:frame>
        <draw:frame draw:style-name="gr4" draw:layer="layout" svg:width="5.294cm" svg:height="1.673cm" svg:x="18.693cm" svg:y="4.556cm">
          <draw:text-box>
            <text:p>Simulated Pointcloud data</text:p>
          </draw:text-box>
        </draw:frame>
        <draw:frame draw:style-name="gr4" draw:layer="layout" svg:width="5.294cm" svg:height="1.673cm" svg:x="1.167cm" svg:y="7.709cm">
          <draw:text-box>
            <text:p>Simulated Pointcloud data</text:p>
          </draw:text-box>
        </draw:frame>
        <draw:custom-shape draw:style-name="gr1" draw:text-style-name="P1" draw:layer="layout" svg:width="5.334cm" svg:height="2.032cm" svg:x="6.59cm" svg:y="10.017cm">
          <text:p text:style-name="P1">Normal Estimato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159cm" svg:x="18.782cm" svg:y="7.477cm">
          <text:p text:style-name="P1">Region Gro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574cm" svg:y1="8.366cm" svg:x2="18.401cm" svg:y2="8.493cm">
          <text:p/>
        </draw:line>
        <draw:line draw:style-name="gr2" draw:text-style-name="P1" draw:layer="layout" svg:x1="5.447cm" svg:y1="9.255cm" svg:x2="7.479cm" svg:y2="9.89cm">
          <text:p/>
        </draw:line>
        <draw:line draw:style-name="gr2" draw:text-style-name="P1" draw:layer="layout" svg:x1="12.178cm" svg:y1="11.414cm" svg:x2="13.321cm" svg:y2="11.414cm">
          <text:p/>
        </draw:line>
        <draw:frame draw:style-name="gr5" draw:layer="layout" svg:width="5.751cm" svg:height="0.962cm" svg:x="14.083cm" svg:y="11.287cm">
          <draw:text-box>
            <text:p>Estimated normals</text:p>
          </draw:text-box>
        </draw:frame>
        <draw:line draw:style-name="gr2" draw:text-style-name="P1" draw:layer="layout" svg:x1="16.877cm" svg:y1="11.033cm" svg:x2="18.528cm" svg:y2="9.382cm">
          <text:p/>
        </draw:line>
        <draw:line draw:style-name="gr2" draw:text-style-name="P1" draw:layer="layout" svg:x1="23.608cm" svg:y1="9.763cm" svg:x2="22.211cm" svg:y2="12.684cm">
          <text:p/>
        </draw:line>
        <draw:frame draw:style-name="gr6" draw:layer="layout" svg:width="8.253cm" svg:height="0.962cm" svg:x="17.893cm" svg:y="13.119cm">
          <draw:text-box>
            <text:p>Segments of the Pointcloud</text:p>
          </draw:text-box>
        </draw:frame>
        <draw:custom-shape draw:style-name="gr1" draw:text-style-name="P1" draw:layer="layout" svg:width="6.604cm" svg:height="2.032cm" svg:x="18.655cm" svg:y="15.732cm">
          <text:p text:style-name="P1">Feature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084cm" svg:y1="14.208cm" svg:x2="22.084cm" svg:y2="15.605cm">
          <text:p/>
        </draw:line>
        <draw:line draw:style-name="gr2" draw:text-style-name="P1" draw:layer="layout" svg:x1="18.401cm" svg:y1="16.875cm" svg:x2="16.75cm" svg:y2="16.875cm">
          <text:p/>
        </draw:line>
        <draw:frame draw:style-name="gr7" draw:layer="layout" svg:width="4.909cm" svg:height="0.962cm" svg:x="11.543cm" svg:y="16.294cm">
          <draw:text-box>
            <text:p>Feature vectors</text:p>
          </draw:text-box>
        </draw:frame>
        <draw:custom-shape draw:style-name="gr1" draw:text-style-name="P1" draw:layer="layout" svg:width="5.334cm" svg:height="2.159cm" svg:x="4.558cm" svg:y="15.605cm">
          <text:p text:style-name="P1">Cluste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416cm" svg:y1="16.748cm" svg:x2="10.273cm" svg:y2="16.748cm">
          <text:p/>
        </draw:line>
        <draw:line draw:style-name="gr2" draw:text-style-name="P1" draw:layer="layout" svg:x1="6.844cm" svg:y1="17.891cm" svg:x2="6.844cm" svg:y2="19.415cm">
          <text:p/>
        </draw:line>
        <draw:frame draw:style-name="gr6" draw:layer="layout" svg:width="5.256cm" svg:height="0.962cm" svg:x="4.81cm" svg:y="19.342cm">
          <draw:text-box>
            <text:p>Cluster centroids</text:p>
          </draw:text-box>
        </draw:frame>
        <draw:frame draw:style-name="gr6" draw:text-style-name="P2" draw:layer="layout" svg:width="3.52cm" svg:height="1.119cm" svg:x="12.176cm" svg:y="1.689cm">
          <draw:text-box>
            <text:p><text:span text:style-name="T1">Training</text:span></text:p>
          </draw:text-box>
        </draw:frame>
      </draw:page>
      <draw:page draw:name="page2" draw:style-name="dp1" draw:master-page-name="Default">
        <draw:frame draw:style-name="gr6" draw:text-style-name="P2" draw:layer="layout" svg:width="4.642cm" svg:height="1.119cm" svg:x="11.414cm" svg:y="1.762cm">
          <draw:text-box>
            <text:p><text:span text:style-name="T1">Classifying</text:span></text:p>
          </draw:text-box>
        </draw:frame>
        <draw:custom-shape draw:style-name="gr1" draw:text-style-name="P1" draw:layer="layout" svg:width="5.334cm" svg:height="2.032cm" svg:x="2.27cm" svg:y="6.461cm">
          <text:p text:style-name="P1">Normal Estimato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159cm" svg:x="19.29cm" svg:y="4.048cm">
          <text:p text:style-name="P1">Region Gro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223cm" svg:y1="5.191cm" svg:x2="18.909cm" svg:y2="5.064cm">
          <text:p/>
        </draw:line>
        <draw:line draw:style-name="gr2" draw:text-style-name="P1" draw:layer="layout" svg:x1="3.921cm" svg:y1="5.699cm" svg:x2="5.953cm" svg:y2="6.334cm">
          <text:p/>
        </draw:line>
        <draw:line draw:style-name="gr2" draw:text-style-name="P1" draw:layer="layout" svg:x1="8.112cm" svg:y1="7.223cm" svg:x2="9.255cm" svg:y2="7.223cm">
          <text:p/>
        </draw:line>
        <draw:frame draw:style-name="gr5" draw:layer="layout" svg:width="5.751cm" svg:height="0.962cm" svg:x="9.854cm" svg:y="6.642cm">
          <draw:text-box>
            <text:p>Estimated normals</text:p>
          </draw:text-box>
        </draw:frame>
        <draw:line draw:style-name="gr2" draw:text-style-name="P1" draw:layer="layout" svg:x1="15.732cm" svg:y1="6.969cm" svg:x2="19.036cm" svg:y2="5.953cm">
          <text:p/>
        </draw:line>
        <draw:line draw:style-name="gr2" draw:text-style-name="P1" draw:layer="layout" svg:x1="22.209cm" svg:y1="6.461cm" svg:x2="22.209cm" svg:y2="7.477cm">
          <text:p/>
        </draw:line>
        <draw:frame draw:style-name="gr6" draw:layer="layout" svg:width="8.253cm" svg:height="0.962cm" svg:x="18.274cm" svg:y="7.858cm">
          <draw:text-box>
            <text:p>Segments of the Pointcloud</text:p>
          </draw:text-box>
        </draw:frame>
        <draw:custom-shape draw:style-name="gr1" draw:text-style-name="P1" draw:layer="layout" svg:width="6.604cm" svg:height="2.032cm" svg:x="19.161cm" svg:y="10.271cm">
          <text:p text:style-name="P1">Feature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209cm" svg:y1="8.747cm" svg:x2="22.209cm" svg:y2="10.144cm">
          <text:p/>
        </draw:line>
        <draw:line draw:style-name="gr2" draw:text-style-name="P1" draw:layer="layout" svg:x1="18.907cm" svg:y1="11.414cm" svg:x2="17.256cm" svg:y2="11.414cm">
          <text:p/>
        </draw:line>
        <draw:frame draw:style-name="gr7" draw:layer="layout" svg:width="4.909cm" svg:height="0.962cm" svg:x="12.049cm" svg:y="10.833cm">
          <draw:text-box>
            <text:p>Feature vectors</text:p>
          </draw:text-box>
        </draw:frame>
        <draw:custom-shape draw:style-name="gr1" draw:text-style-name="P1" draw:layer="layout" svg:width="6.477cm" svg:height="2.159cm" svg:x="3.792cm" svg:y="10.144cm">
          <text:p text:style-name="P1">Cluster assig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922cm" svg:y1="11.287cm" svg:x2="10.779cm" svg:y2="11.287cm">
          <text:p/>
        </draw:line>
        <draw:frame draw:style-name="gr6" draw:layer="layout" svg:width="5.641cm" svg:height="0.962cm" svg:x="1.254cm" svg:y="4.556cm">
          <draw:text-box>
            <text:p>Sensor Pointcloud</text:p>
          </draw:text-box>
        </draw:frame>
        <draw:line draw:style-name="gr2" draw:text-style-name="P1" draw:layer="layout" svg:x1="6.461cm" svg:y1="12.43cm" svg:x2="6.461cm" svg:y2="13.7cm">
          <text:p/>
        </draw:line>
        <draw:frame draw:style-name="gr6" draw:layer="layout" svg:width="6.488cm" svg:height="0.962cm" svg:x="3.148cm" svg:y="14.081cm">
          <draw:text-box>
            <text:p>Probable object parts</text:p>
          </draw:text-box>
        </draw:frame>
        <draw:line draw:style-name="gr2" draw:text-style-name="P1" draw:layer="layout" svg:x1="9.89cm" svg:y1="14.462cm" svg:x2="11.795cm" svg:y2="14.462cm">
          <text:p/>
        </draw:line>
        <draw:custom-shape draw:style-name="gr1" draw:text-style-name="P1" draw:layer="layout" svg:width="9.271cm" svg:height="2.032cm" svg:x="12.938cm" svg:y="13.446cm">
          <text:p text:style-name="P1">Probabilistic Hough Vo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2.032cm" svg:x="12.557cm" svg:y="15.986cm">
          <text:p text:style-name="P1">Ransac/ICP fi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701cm" svg:y1="15.478cm" svg:x2="21.701cm" svg:y2="16.621cm">
          <text:p/>
        </draw:line>
        <draw:frame draw:style-name="gr6" draw:layer="layout" svg:width="4.591cm" svg:height="0.962cm" svg:x="20.666cm" svg:y="16.548cm">
          <draw:text-box>
            <text:p>Object centers</text:p>
          </draw:text-box>
        </draw:frame>
        <draw:line draw:style-name="gr2" draw:text-style-name="P1" draw:layer="layout" svg:x1="20.685cm" svg:y1="17.002cm" svg:x2="19.923cm" svg:y2="17.002cm">
          <text:p/>
        </draw:line>
        <draw:line draw:style-name="gr2" draw:text-style-name="P1" draw:layer="layout" svg:x1="12.43cm" svg:y1="16.875cm" svg:x2="10.271cm" svg:y2="16.875cm">
          <text:p/>
        </draw:line>
        <draw:frame draw:style-name="gr6" draw:layer="layout" svg:width="4.519cm" svg:height="0.962cm" svg:x="5.371cm" svg:y="16.421cm">
          <draw:text-box>
            <text:p>Objects poses</text:p>
          </draw:text-box>
        </draw:frame>
        <draw:custom-shape draw:style-name="gr1" draw:text-style-name="P1" draw:layer="layout" svg:width="9.398cm" svg:height="1.651cm" svg:x="2.524cm" svg:y="18.526cm">
          <text:p text:style-name="P1">Rule based class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223cm" svg:y1="17.51cm" svg:x2="7.223cm" svg:y2="18.399cm">
          <text:p/>
        </draw:line>
        <draw:frame draw:style-name="gr6" draw:layer="layout" svg:width="9.98cm" svg:height="0.962cm" svg:x="15.097cm" svg:y="18.907cm">
          <draw:text-box>
            <text:p>Objects with semantic information</text:p>
          </draw:text-box>
        </draw:frame>
        <draw:line draw:style-name="gr2" draw:text-style-name="P1" draw:layer="layout" svg:x1="12.684cm" svg:y1="19.542cm" svg:x2="14.716cm" svg:y2="19.54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yslav Usenko</meta:initial-creator>
    <meta:creation-date>2012-04-17T23:04:58</meta:creation-date>
    <dc:date>2012-04-18T16:01:25</dc:date>
    <dc:creator>Vladyslav Usenko</dc:creator>
    <meta:editing-duration>PT44M24S</meta:editing-duration>
    <meta:editing-cycles>5</meta:editing-cycles>
    <meta:generator>LibreOffice/3.4$Unix LibreOffice_project/340m1$Build-402</meta:generator>
    <meta:document-statistic meta:object-count="55"/>
  </office:meta>
</office:document-meta>
</file>